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187.8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A600MPU-Adapter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elec_3x5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elec_3x5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SMD_Packages:SMD-1206_P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_Headers:Pin_Header_Straight_2x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0603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6571R4_PLCC44_MPUKEY_REV</text:p>
          </table:table-cell>
          <table:table-cell office:value-type="string" calcext:value-type="string">
            <text:p>Sockets:PLCC44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600MPU-Adapter'.A1:'A600MPU-Adapter'.D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01:05:48.853340933</dc:date>
    <meta:editing-duration>PT43S</meta:editing-duration>
    <meta:editing-cycles>1</meta:editing-cycles>
    <meta:document-statistic meta:table-count="1" meta:cell-count="31" meta:object-count="0"/>
    <meta:generator>LibreOffice/5.1.6.2$Linux_PowerPC LibreOffice_project/10m0$Build-2</meta:generator>
  </office:meta>
</office:document-meta>
</file>